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GroupDeco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GroupDecoder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GroupDecoder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GroupDecoder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GroupDecoder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GroupDecoder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GroupDecoder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GroupDecoder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sonGroupDecoder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